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415" officeooo:paragraph-rsid="0001d415"/>
    </style:style>
    <style:style style:name="P2" style:family="paragraph" style:parent-style-name="Standard">
      <style:text-properties officeooo:rsid="0001d415" officeooo:paragraph-rsid="0001e58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color="#c9211e" loext:opacity="100%" fo:font-size="20pt" fo:font-weight="bold" officeooo:rsid="0001d415" officeooo:paragraph-rsid="0001d415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c9211e" loext:opacity="100%" fo:font-size="20pt" fo:font-weight="bold" officeooo:rsid="0001d415" officeooo:paragraph-rsid="0001e582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c9211e" loext:opacity="100%" fo:font-size="24pt" fo:font-weight="bold" officeooo:rsid="0001d415" officeooo:paragraph-rsid="0001d415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8" style:family="paragraph" style:parent-style-name="Standard">
      <style:text-properties fo:font-size="21pt" fo:font-weight="bold" officeooo:rsid="0001d415" officeooo:paragraph-rsid="0001d415" style:font-size-asian="21pt" style:font-weight-asian="bold" style:font-size-complex="21pt" style:font-weight-complex="bold"/>
    </style:style>
    <style:style style:name="P9" style:family="paragraph" style:parent-style-name="Standard">
      <style:text-properties fo:font-size="21pt" fo:font-weight="bold" officeooo:paragraph-rsid="0001e582" style:font-size-asian="21pt" style:font-weight-asian="bold" style:font-size-complex="21pt" style:font-weight-complex="bold"/>
    </style:style>
    <style:style style:name="P10" style:family="paragraph" style:parent-style-name="Standard">
      <style:text-properties fo:font-size="21pt" style:font-size-asian="21pt" style:font-size-complex="21pt"/>
    </style:style>
    <style:style style:name="P11" style:family="paragraph" style:parent-style-name="Standard">
      <style:text-properties fo:font-size="21pt" officeooo:paragraph-rsid="0001e582" style:font-size-asian="21pt" style:font-size-complex="21pt"/>
    </style:style>
    <style:style style:name="P12" style:family="paragraph" style:parent-style-name="Standard">
      <style:text-properties fo:color="#2f4f4f" loext:opacity="100%" fo:font-weight="bold" officeooo:rsid="0001d415" officeooo:paragraph-rsid="0001d415" style:font-weight-asian="bold" style:font-weight-complex="bold"/>
    </style:style>
    <style:style style:name="P13" style:family="paragraph" style:parent-style-name="Standard">
      <style:text-properties fo:color="#2f4f4f" loext:opacity="100%" fo:font-weight="bold" officeooo:rsid="0001e582" officeooo:paragraph-rsid="0001e582" style:font-weight-asian="bold" style:font-weight-complex="bold"/>
    </style:style>
    <style:style style:name="P14" style:family="paragraph" style:parent-style-name="Standard">
      <style:text-properties fo:color="#2f4f4f" loext:opacity="100%" fo:font-size="20pt" fo:font-weight="bold" officeooo:rsid="0001e582" officeooo:paragraph-rsid="0001e582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2f4f4f" loext:opacity="100%" fo:font-size="18pt" fo:font-weight="bold" officeooo:rsid="0001e582" officeooo:paragraph-rsid="0001e582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adbac7" loext:opacity="100%" style:font-name="Droid Sans Mono" fo:font-size="18pt" fo:font-weight="normal" officeooo:rsid="0001e582" officeooo:paragraph-rsid="0001e582" fo:background-color="#22272e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000000" loext:opacity="100%" fo:font-size="24pt" fo:font-weight="bold" officeooo:rsid="0001e582" officeooo:paragraph-rsid="0001e582" style:font-size-asian="24pt" style:font-weight-asian="bold" style:font-size-complex="24pt" style:font-weight-complex="bold"/>
    </style:style>
    <style:style style:name="P18" style:family="paragraph" style:parent-style-name="Standard">
      <style:text-properties fo:color="#0000cd" loext:opacity="100%" fo:font-size="20pt" fo:font-weight="bold" officeooo:rsid="0001e582" officeooo:paragraph-rsid="0001e582" style:font-size-asian="20pt" style:font-weight-asian="bold" style:font-size-complex="20pt" style:font-weight-complex="bold"/>
    </style:style>
    <style:style style:name="T1" style:family="text">
      <style:text-properties officeooo:rsid="0001d415"/>
    </style:style>
    <style:style style:name="T2" style:family="text">
      <style:text-properties fo:color="#c9211e" loext:opacity="100%"/>
    </style:style>
    <style:style style:name="T3" style:family="text">
      <style:text-properties fo:color="#271ec9" loext:opacity="100%" fo:font-size="26pt" officeooo:rsid="0001d415" style:font-size-asian="26pt" style:font-size-complex="26pt"/>
    </style:style>
    <style:style style:name="T4" style:family="text">
      <style:text-properties fo:color="#271ec9" loext:opacity="100%" fo:font-size="26pt" officeooo:rsid="0001d415" fo:background-color="#faf0e6" loext:char-shading-value="0" style:font-size-asian="26pt" style:font-size-complex="26pt"/>
    </style:style>
    <style:style style:name="T5" style:family="text">
      <style:text-properties fo:color="#271ec9" loext:opacity="100%" fo:font-size="26pt" officeooo:rsid="0001d415" fo:background-color="#faf0e6" loext:char-shading-value="0" style:font-size-asian="26pt" style:font-size-complex="26pt"/>
    </style:style>
    <style:style style:name="T6" style:family="text">
      <style:text-properties fo:color="#271ec9" loext:opacity="100%" fo:font-size="26pt" officeooo:rsid="0001d415" fo:background-color="#ffb6c1" loext:char-shading-value="0" style:font-size-asian="26pt" style:font-size-complex="26pt"/>
    </style:style>
    <style:style style:name="T7" style:family="text">
      <style:text-properties officeooo:rsid="0001e582"/>
    </style:style>
    <style:style style:name="T8" style:family="text">
      <style:text-properties fo:color="#8ddb8c" loext:opacity="100%"/>
    </style:style>
    <style:style style:name="T9" style:family="text">
      <style:text-properties fo:color="#96d0ff" loext:opacity="100%"/>
    </style:style>
    <style:style style:name="T10" style:family="text">
      <style:text-properties fo:color="#1e90ff" loext:opacity="100%"/>
    </style:style>
    <style:style style:name="T11" style:family="text">
      <style:text-properties officeooo:rsid="0002770f"/>
    </style:style>
    <style:style style:name="T12" style:family="text">
      <style:text-properties fo:background-color="#faf0e6" loext:char-shading-value="0"/>
    </style:style>
    <style:style style:name="T13" style:family="text">
      <style:text-properties fo:background-color="#faf0e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"/><text:span text:style-name="T13"><text:s text:c="2"/></text:span><text:span text:style-name="T6">Compiling TypeScript into JavaScript </text:span></text:p>
      <text:p text:style-name="Standard"/>
      <text:p text:style-name="Standard"/>
      <text:p text:style-name="P9"><text:span text:style-name="T1">- To </text:span><text:span text:style-name="T7">configure/initialzie a</text:span><text:span text:style-name="T1"> Typescript </text:span><text:span text:style-name="T7">json</text:span><text:span text:style-name="T1"> file </text:span></text:p>
      <text:p text:style-name="P11"/>
      <text:p text:style-name="P5"><text:s text:c="7"/>tsc --<text:span text:style-name="T7">init</text:span></text:p>
      <text:p text:style-name="P2"/>
      <text:p text:style-name="P2"/>
      <text:p text:style-name="Standard"/>
      <text:p text:style-name="Standard"/>
      <text:p text:style-name="Standard"/>
      <text:p text:style-name="P7"><text:span text:style-name="T1">- To manually compile Typescript file to Javascript</text:span></text:p>
      <text:p text:style-name="P10"/>
      <text:p text:style-name="P4"><text:s text:c="7"/>tsc filename.ts filename.js</text:p>
      <text:p text:style-name="P1"/>
      <text:p text:style-name="P1"/>
      <text:p text:style-name="P1"/>
      <text:p text:style-name="P1"/>
      <text:p text:style-name="P1"/>
      <text:p text:style-name="P8">- to automatically save changes between both files</text:p>
      <text:p text:style-name="P1"/>
      <text:p text:style-name="P6"><text:s text:c="8"/>tsc filename.ts -w </text:p>
      <text:p text:style-name="P1"/>
      <text:p text:style-name="P12"/>
      <text:p text:style-name="P12"><text:s text:c="12"/>w is for watch </text:p>
      <text:p text:style-name="P12"/>
      <text:p text:style-name="P12"/>
      <text:p text:style-name="P13">​---------------------------------------------------------------------------------------------------------------------</text:p>
      <text:p text:style-name="P13"/>
      <text:p text:style-name="P17">for better file structure : </text:p>
      <text:p text:style-name="P13"/>
      <text:p text:style-name="P18">1) make a folder called <text:span text:style-name="T10">public</text:span> and another called <text:span text:style-name="T10">src</text:span></text:p>
      <text:p text:style-name="P18"/>
      <text:p text:style-name="P18">2) move <text:span text:style-name="T10">index.html and index.js and styles.css</text:span> to <text:span text:style-name="T10">public</text:span> (those displayed on web)</text:p>
      <text:p text:style-name="P18"/>
      <text:p text:style-name="P18"><text:soft-page-break/>3) move <text:span text:style-name="T10">index.ts</text:span> to <text:span text:style-name="T10">src</text:span> <text:s/>(our source folder that no one sees but us )</text:p>
      <text:p text:style-name="P18"/>
      <text:p text:style-name="P18">4) in <text:span text:style-name="T10">tsconfig.json</text:span> change</text:p>
      <text:p text:style-name="P18"/>
      <text:p text:style-name="P16"><text:span text:style-name="T8">"rootDir"</text:span>: <text:span text:style-name="T9">"./src"</text:span>, </text:p>
      <text:p text:style-name="P15"/>
      <text:p text:style-name="P16"><text:span text:style-name="T8">"outDir"</text:span>: <text:span text:style-name="T9">"./public"</text:span>, </text:p>
      <text:p text:style-name="P15"/>
      <text:p text:style-name="P13"/>
      <text:p text:style-name="P14"><text:span text:style-name="T11">5</text:span>) in terminal : <text:span text:style-name="T2">tsc -w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5:19:01.034029169</meta:creation-date>
    <dc:date>2024-01-01T16:21:15.543781254</dc:date>
    <meta:editing-duration>PT1M53S</meta:editing-duration>
    <meta:editing-cycles>1</meta:editing-cycles>
    <meta:document-statistic meta:table-count="0" meta:image-count="0" meta:object-count="0" meta:page-count="2" meta:paragraph-count="17" meta:word-count="98" meta:character-count="738" meta:non-whitespace-character-count="609"/>
    <meta:generator>LibreOffice/7.3.7.2$Linux_X86_64 LibreOffice_project/30$Build-2</meta:generator>
  </office:meta>
</office:document-meta>
</file>